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adik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reshold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275.821237">
            <text:p>275.82</text:p>
          </table:table-cell>
          <table:table-cell office:value-type="float" office:value="275.313206">
            <text:p>275.31</text:p>
          </table:table-cell>
          <table:table-cell office:value-type="float" office:value="275.497217">
            <text:p>275.5</text:p>
          </table:table-cell>
        </table:table-row>
        <table:table-row table:style-name="ro1">
          <table:table-cell office:value-type="string">
            <text:p>all-pairs-0-dense</text:p>
          </table:table-cell>
          <table:table-cell office:value-type="float" office:value="155.1977">
            <text:p>155.2</text:p>
          </table:table-cell>
          <table:table-cell office:value-type="float" office:value="154.197638">
            <text:p>154.2</text:p>
          </table:table-cell>
          <table:table-cell office:value-type="float" office:value="155.753734">
            <text:p>155.75</text:p>
          </table:table-cell>
        </table:table-row>
        <table:table-row table:style-name="ro1">
          <table:table-cell office:value-type="string">
            <text:p>all-pairs-1</text:p>
          </table:table-cell>
          <table:table-cell office:value-type="float" office:value="114.935183">
            <text:p>114.94</text:p>
          </table:table-cell>
          <table:table-cell office:value-type="float" office:value="100.690293">
            <text:p>100.69</text:p>
          </table:table-cell>
          <table:table-cell office:value-type="float" office:value="89.041564">
            <text:p>89.04</text:p>
          </table:table-cell>
        </table:table-row>
        <table:table-row table:style-name="ro1">
          <table:table-cell office:value-type="string">
            <text:p>all-pairs-2</text:p>
          </table:table-cell>
          <table:table-cell office:value-type="float" office:value="349.965872">
            <text:p>349.97</text:p>
          </table:table-cell>
          <table:table-cell office:value-type="float" office:value="298.762671">
            <text:p>298.76</text:p>
          </table:table-cell>
          <table:table-cell office:value-type="float" office:value="255.183948">
            <text:p>255.18</text:p>
          </table:table-cell>
        </table:table-row>
        <table:table-row table:style-name="ro1">
          <table:table-cell office:value-type="string">
            <text:p>all-pairs-0-remscore</text:p>
          </table:table-cell>
          <table:table-cell office:value-type="float" office:value="322.676166">
            <text:p>322.68</text:p>
          </table:table-cell>
          <table:table-cell office:value-type="float" office:value="321.984123">
            <text:p>321.98</text:p>
          </table:table-cell>
          <table:table-cell office:value-type="float" office:value="322.068128">
            <text:p>322.07</text:p>
          </table:table-cell>
        </table:table-row>
        <table:table-row table:style-name="ro1">
          <table:table-cell office:value-type="string">
            <text:p>all-pairs-0-minsize</text:p>
          </table:table-cell>
          <table:table-cell office:value-type="float" office:value="294.342395">
            <text:p>294.34</text:p>
          </table:table-cell>
          <table:table-cell office:value-type="float" office:value="293.362334">
            <text:p>293.36</text:p>
          </table:table-cell>
          <table:table-cell office:value-type="float" office:value="292.922307">
            <text:p>292.92</text:p>
          </table:table-cell>
        </table:table-row>
        <table:table-row table:style-name="ro1">
          <table:table-cell office:value-type="string">
            <text:p>all-pairs-1-remscore</text:p>
          </table:table-cell>
          <table:table-cell office:value-type="float" office:value="328.872553">
            <text:p>328.87</text:p>
          </table:table-cell>
          <table:table-cell office:value-type="float" office:value="323.592222">
            <text:p>323.59</text:p>
          </table:table-cell>
          <table:table-cell office:value-type="float" office:value="322.068128">
            <text:p>322.07</text:p>
          </table:table-cell>
        </table:table-row>
        <table:table-row table:style-name="ro1">
          <table:table-cell office:value-type="string">
            <text:p>all-pairs-1-upperbound</text:p>
          </table:table-cell>
          <table:table-cell office:value-type="float" office:value="356.230263">
            <text:p>356.23</text:p>
          </table:table-cell>
          <table:table-cell office:value-type="float" office:value="306.699168">
            <text:p>306.7</text:p>
          </table:table-cell>
          <table:table-cell office:value-type="float" office:value="265.816613">
            <text:p>265.82</text:p>
          </table:table-cell>
        </table:table-row>
        <table:table-row table:style-name="ro1">
          <table:table-cell office:value-type="string">
            <text:p>all-pairs-1-minsize</text:p>
          </table:table-cell>
          <table:table-cell office:value-type="float" office:value="122.367647">
            <text:p>122.37</text:p>
          </table:table-cell>
          <table:table-cell office:value-type="float" office:value="105.062566">
            <text:p>105.06</text:p>
          </table:table-cell>
          <table:table-cell office:value-type="float" office:value="90.545659">
            <text:p>90.55</text:p>
          </table:table-cell>
        </table:table-row>
        <table:table-row table:style-name="ro1">
          <table:table-cell office:value-type="string">
            <text:p>all-pairs-1-remscore-minsize</text:p>
          </table:table-cell>
          <table:table-cell office:value-type="float" office:value="127.639977">
            <text:p>127.64</text:p>
          </table:table-cell>
          <table:table-cell office:value-type="float" office:value="107.642727">
            <text:p>107.64</text:p>
          </table:table-cell>
          <table:table-cell office:value-type="float" office:value="92.177761">
            <text:p>92.18</text:p>
          </table:table-cell>
        </table:table-row>
        <table:table-row table:style-name="ro1">
          <table:table-cell office:value-type="string">
            <text:p>all-pairs-bruteforce</text:p>
          </table:table-cell>
          <table:table-cell office:value-type="float" office:value="211.001187">
            <text:p>211</text:p>
          </table:table-cell>
          <table:table-cell office:value-type="float" office:value="210.501155">
            <text:p>210.5</text:p>
          </table:table-cell>
          <table:table-cell office:value-type="float" office:value="204.740794">
            <text:p>204.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utput size</text:p>
          </table:table-cell>
          <table:table-cell office:value-type="float" office:value="16817">
            <text:p>16817</text:p>
          </table:table-cell>
          <table:table-cell office:value-type="float" office:value="6143">
            <text:p>6143</text:p>
          </table:table-cell>
          <table:table-cell office:value-type="float" office:value="2101">
            <text:p>210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>
            <draw:frame table:end-cell-address="Sheet1.H48" table:end-x="0.8039in" table:end-y="0.1358in" draw:z-index="0" draw:style-name="gr1" svg:width="7.9795in" svg:height="5.0634in" svg:x="0.0748in" svg:y="0.0315in">
              <draw:object draw:notify-on-update-of-ranges="Sheet1.A3:Sheet1.A3 Sheet1.B3:Sheet1.D3 Sheet1.A4:Sheet1.A4 Sheet1.B4:Sheet1.D4 Sheet1.A5:Sheet1.A5 Sheet1.B5:Sheet1.D5 Sheet1.A6:Sheet1.A6 Sheet1.B6:Sheet1.D6 Sheet1.A7:Sheet1.A7 Sheet1.B7:Sheet1.D7 Sheet1.A8:Sheet1.A8 Sheet1.B8:Sheet1.D8 Sheet1.A9:Sheet1.A9 Sheet1.B9:Sheet1.D9 Sheet1.A10:Sheet1.A10 Sheet1.B10:Sheet1.D10 Sheet1.A11:Sheet1.A11 Sheet1.B11:Sheet1.D11 Sheet1.A12:Sheet1.A12 Sheet1.B12:Sheet1.D12 Sheet1.A13:Sheet1.A13 Sheet1.B13:Sheet1.D13 Sheet1.A14:Sheet1.A14 Sheet1.B14:Sheet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4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radikal 0.2</text:p>
          </table:table-cell>
          <table:table-cell office:value-type="string">
            <text:p>speedup</text:p>
          </table:table-cell>
          <table:table-cell table:number-columns-repeated="3"/>
          <table:table-cell office:value-type="string">
            <text:p>time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rocesso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r-all-pairs-0-vert-dense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number-columns-repeated="4" table:default-cell-style-name="Default"/>
        <table:table-row table:style-name="ro1">
          <table:table-cell office:value-type="string">
            <text:p>crawl.trun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reshold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583.380785">
            <text:p>583.38</text:p>
          </table:table-cell>
          <table:table-cell office:value-type="float" office:value="588.638721">
            <text:p>588.64</text:p>
          </table:table-cell>
          <table:table-cell office:value-type="float" office:value="584.12951">
            <text:p>584.13</text:p>
          </table:table-cell>
        </table:table-row>
        <table:table-row table:style-name="ro1">
          <table:table-cell office:value-type="string">
            <text:p>All-pairs-1</text:p>
          </table:table-cell>
          <table:table-cell office:value-type="float" office:value="432.718666">
            <text:p>432.72</text:p>
          </table:table-cell>
          <table:table-cell office:value-type="float" office:value="435.193241">
            <text:p>435.19</text:p>
          </table:table-cell>
          <table:table-cell office:value-type="float" office:value="420.546227">
            <text:p>420.55</text:p>
          </table:table-cell>
        </table:table-row>
        <table:table-row table:style-name="ro1">
          <table:table-cell office:value-type="string">
            <text:p>All-pairs-2</text:p>
          </table:table-cell>
          <table:table-cell office:value-type="float" office:value="521.591161">
            <text:p>521.59</text:p>
          </table:table-cell>
          <table:table-cell office:value-type="float" office:value="503.895178">
            <text:p>503.9</text:p>
          </table:table-cell>
          <table:table-cell office:value-type="float" office:value="492.795648">
            <text:p>492.8</text:p>
          </table:table-cell>
        </table:table-row>
        <table:table-row table:style-name="ro1">
          <table:table-cell office:value-type="string">
            <text:p>All-pairs-2a</text:p>
          </table:table-cell>
          <table:table-cell office:value-type="float" office:value="262.004162">
            <text:p>262</text:p>
          </table:table-cell>
          <table:table-cell office:value-type="float" office:value="250.605216">
            <text:p>250.61</text:p>
          </table:table-cell>
          <table:table-cell office:value-type="float" office:value="247.522371">
            <text:p>247.52</text:p>
          </table:table-cell>
        </table:table-row>
        <table:table-row table:style-name="ro1">
          <table:table-cell office:value-type="string">
            <text:p>All-pairs-2b</text:p>
          </table:table-cell>
          <table:table-cell office:value-type="float" office:value="500.296317">
            <text:p>500.3</text:p>
          </table:table-cell>
          <table:table-cell office:value-type="float" office:value="489.025949">
            <text:p>489.03</text:p>
          </table:table-cell>
          <table:table-cell office:value-type="float" office:value="480.227706">
            <text:p>480.23</text:p>
          </table:table-cell>
        </table:table-row>
        <table:table-row table:style-name="ro1">
          <table:table-cell office:value-type="string">
            <text:p>All-pairs-2c</text:p>
          </table:table-cell>
          <table:table-cell office:value-type="float" office:value="259.169306">
            <text:p>259.17</text:p>
          </table:table-cell>
          <table:table-cell office:value-type="float" office:value="252.15851">
            <text:p>252.16</text:p>
          </table:table-cell>
          <table:table-cell office:value-type="float" office:value="244.142388">
            <text:p>244.14</text:p>
          </table:table-cell>
        </table:table-row>
        <table:table-row table:style-name="ro1">
          <table:table-cell office:value-type="string">
            <text:p>Output size</text:p>
          </table:table-cell>
          <table:table-cell office:value-type="float" office:value="241893">
            <text:p>241893</text:p>
          </table:table-cell>
          <table:table-cell office:value-type="float" office:value="150195">
            <text:p>150195</text:p>
          </table:table-cell>
          <table:table-cell office:value-type="float" office:value="58509">
            <text:p>58509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>
            <draw:frame table:end-cell-address="Sheet2.G41" table:end-x="0.7701in" table:end-y="0.0374in" draw:z-index="0" draw:style-name="gr1" svg:width="6.1039in" svg:height="4.0343in" svg:x="0in" svg:y="0.0768in">
              <draw:object draw:notify-on-update-of-ranges="Sheet2.B3:Sheet2.G3 Sheet2.A4:Sheet2.A4 Sheet2.B4:Sheet2.G4 Sheet2.A5:Sheet2.A5 Sheet2.B5:Sheet2.G5 Sheet2.A6:Sheet2.A6 Sheet2.B6:Sheet2.G6 Sheet2.A7:Sheet2.A7 Sheet2.B7:Sheet2.G7 Sheet2.A8:Sheet2.A8 Sheet2.B8:Sheet2.G8 Sheet2.A9:Sheet2.A9 Sheet2.B9:Sheet2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3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hreshold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5147.35">
            <text:p>5147.35</text:p>
          </table:table-cell>
          <table:table-cell table:number-columns-repeated="2"/>
        </table:table-row>
        <table:table-row table:style-name="ro1">
          <table:table-cell office:value-type="string">
            <text:p>all-pairs-0-dense</text:p>
          </table:table-cell>
          <table:table-cell office:value-type="float" office:value="2778.57">
            <text:p>2778.57</text:p>
          </table:table-cell>
          <table:table-cell table:number-columns-repeated="2"/>
        </table:table-row>
        <table:table-row table:style-name="ro1">
          <table:table-cell office:value-type="string">
            <text:p>all-pairs-1</text:p>
          </table:table-cell>
          <table:table-cell office:value-type="float" office:value="1340.3">
            <text:p>1340.3</text:p>
          </table:table-cell>
          <table:table-cell table:number-columns-repeated="2"/>
        </table:table-row>
        <table:table-row table:style-name="ro1">
          <table:table-cell office:value-type="string">
            <text:p>all-pairs-2</text:p>
          </table:table-cell>
          <table:table-cell office:value-type="float" office:value="2809.86">
            <text:p>2809.86</text:p>
          </table:table-cell>
          <table:table-cell table:number-columns-repeated="2"/>
        </table:table-row>
        <table:table-row table:style-name="ro1">
          <table:table-cell office:value-type="string">
            <text:p>all-pairs-0-remscore</text:p>
          </table:table-cell>
          <table:table-cell office:value-type="float" office:value="5819.7">
            <text:p>5819.7</text:p>
          </table:table-cell>
          <table:table-cell table:number-columns-repeated="2"/>
        </table:table-row>
        <table:table-row table:style-name="ro2">
          <table:table-cell office:value-type="string">
            <text:p>all-pairs-0-minsize</text:p>
          </table:table-cell>
          <table:table-cell office:value-type="float" office:value="5718.59">
            <text:p>5718.59</text:p>
          </table:table-cell>
          <table:table-cell table:number-columns-repeated="2"/>
        </table:table-row>
        <table:table-row table:style-name="ro1">
          <table:table-cell office:value-type="string">
            <text:p>all-pairs-1-remscore</text:p>
          </table:table-cell>
          <table:table-cell office:value-type="float" office:value="5832.44">
            <text:p>5832.44</text:p>
          </table:table-cell>
          <table:table-cell table:number-columns-repeated="2"/>
        </table:table-row>
        <table:table-row table:style-name="ro2">
          <table:table-cell office:value-type="string">
            <text:p>all-pairs-1-upperbound</text:p>
          </table:table-cell>
          <table:table-cell office:value-type="float" office:value="3168.45">
            <text:p>3168.45</text:p>
          </table:table-cell>
          <table:table-cell table:number-columns-repeated="2"/>
        </table:table-row>
        <table:table-row table:style-name="ro2">
          <table:table-cell office:value-type="string">
            <text:p>all-pairs-1-minsize</text:p>
          </table:table-cell>
          <table:table-cell office:value-type="float" office:value="1386.83">
            <text:p>1386.83</text:p>
          </table:table-cell>
          <table:table-cell table:number-columns-repeated="2"/>
        </table:table-row>
        <table:table-row table:style-name="ro2">
          <table:table-cell office:value-type="string">
            <text:p>all-pairs-1-remscore-minsize</text:p>
          </table:table-cell>
          <table:table-cell office:value-type="float" office:value="1453.16">
            <text:p>1453.16</text:p>
          </table:table-cell>
          <table:table-cell table:number-columns-repeated="2"/>
        </table:table-row>
        <table:table-row table:style-name="ro2">
          <table:table-cell office:value-type="string">
            <text:p>all-pairs-bruteforce</text:p>
          </table:table-cell>
          <table:table-cell office:value-type="float" office:value="1973.48">
            <text:p>1973.48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>
            <draw:frame table:end-cell-address="Sheet3.I45" table:end-x="0.287in" table:end-y="0.0917in" draw:z-index="0" draw:style-name="gr1" svg:width="8.0957in" svg:height="5.1091in" svg:x="0.3638in" svg:y="0.1193in">
              <draw:object draw:notify-on-update-of-ranges="Sheet3.A1:Sheet3.A1 Sheet3.B1:Sheet3.D1 Sheet3.A2:Sheet3.A2 Sheet3.B2:Sheet3.D2 Sheet3.A3:Sheet3.A3 Sheet3.B3:Sheet3.D3 Sheet3.A4:Sheet3.A4 Sheet3.B4:Sheet3.D4 Sheet3.A5:Sheet3.A5 Sheet3.B5:Sheet3.D5 Sheet3.A6:Sheet3.A6 Sheet3.B6:Sheet3.D6 Sheet3.A7:Sheet3.A7 Sheet3.B7:Sheet3.D7 Sheet3.A8:Sheet3.A8 Sheet3.B8:Sheet3.D8 Sheet3.A9:Sheet3.A9 Sheet3.B9:Sheet3.D9 Sheet3.A10:Sheet3.A10 Sheet3.B10:Sheet3.D10 Sheet3.A11:Sheet3.A11 Sheet3.B11:Sheet3.D11 Sheet3.A12:Sheet3.A12 Sheet3.B12:Sheet3.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09/10/2010</text:date>, <text:time>11:50:1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4T20:21:50</meta:creation-date>
    <dc:date>2010-09-10T11:50:10</dc:date>
    <meta:editing-duration>PT01H25M13S</meta:editing-duration>
    <meta:editing-cycles>6</meta:editing-cycles>
    <meta:generator>NeoOffice/3.1.1$Unix OpenOffice.org_project/Patch 0</meta:generator>
    <meta:document-statistic meta:table-count="4" meta:cell-count="12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include-hidden-cells="false" chart:auto-position="true" chart:auto-size="true" chart:treat-empty-cells="leave-gap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7" style:family="chart">
      <style:chart-properties chart:solid-type="cuboid"/>
      <style:graphic-properties draw:fill-color="#314004"/>
      <style:text-properties fo:font-size="6pt" style:font-size-asian="6pt" style:font-size-complex="6pt"/>
    </style:style>
    <style:style style:name="ch18" style:family="chart">
      <style:chart-properties chart:solid-type="cuboid"/>
      <style:graphic-properties draw:fill-color="#aecf00"/>
      <style:text-properties fo:font-size="6pt" style:font-size-asian="6pt" style:font-size-complex="6pt"/>
    </style:style>
    <style:style style:name="ch19" style:family="chart">
      <style:chart-properties chart:solid-type="cuboid"/>
      <style:graphic-properties draw:fill-color="#4b1f6f"/>
      <style:text-properties fo:font-size="6pt" style:font-size-asian="6pt" style:font-size-complex="6pt"/>
    </style:style>
    <style:style style:name="ch20" style:family="chart">
      <style:chart-properties chart:solid-type="cuboid"/>
      <style:graphic-properties draw:fill-color="#ff950e"/>
      <style:text-properties fo:font-size="6pt" style:font-size-asian="6pt" style:font-size-complex="6pt"/>
    </style:style>
    <style:style style:name="ch21" style:family="chart">
      <style:chart-properties chart:solid-type="cuboid"/>
      <style:graphic-properties draw:fill-color="#c5000b"/>
      <style:text-properties fo:font-size="6pt" style:font-size-asian="6pt" style:font-size-complex="6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draw:stroke="none" svg:stroke-color="#b3b3b3" draw:fill="solid" draw:fill-color="#cccccc"/>
    </style:style>
  </office:automatic-styles>
  <office:body>
    <office:chart>
      <chart:chart svg:width="20.269cm" svg:height="12.862cm" chart:class="chart:bar" chart:style-name="ch1">
        <chart:title svg:x="8.714cm" svg:y="0.258cm" chart:style-name="ch2">
          <text:p>Running Time</text:p>
        </chart:title>
        <chart:subtitle svg:x="9.563cm" svg:y="1.018cm" chart:style-name="ch3">
          <text:p>radikal</text:p>
        </chart:subtitle>
        <chart:legend chart:legend-position="end" svg:x="15.651cm" svg:y="4.131cm" chart:style-name="ch4"/>
        <chart:plot-area chart:style-name="ch5" table:cell-range-address="Sheet1.A3:Sheet1.D14" chart:data-source-has-labels="both" svg:x="0.609cm" svg:y="1.752cm" svg:width="14.638cm" svg:height="10.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7.508cm" svg:y="11.977cm" chart:style-name="ch7">
              <text:p>Threshold</text:p>
            </chart:title>
            <chart:categories table:cell-range-address="Sheet1.B3:Sheet1.D3"/>
          </chart:axis>
          <chart:axis chart:dimension="y" chart:name="primary-y" chart:style-name="ch8">
            <chart:title svg:x="0.406cm" svg:y="7.48cm" chart:style-name="ch9">
              <text:p>Time (sec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B4:Sheet1.D4" chart:label-cell-address="Sheet1.A4:Sheet1.A4" chart:class="chart:bar">
            <chart:data-point chart:repeated="3"/>
          </chart:series>
          <chart:series chart:style-name="ch12" chart:values-cell-range-address="Sheet1.B5:Sheet1.D5" chart:label-cell-address="Sheet1.A5:Sheet1.A5" chart:class="chart:bar">
            <chart:data-point chart:repeated="3"/>
          </chart:series>
          <chart:series chart:style-name="ch13" chart:values-cell-range-address="Sheet1.B6:Sheet1.D6" chart:label-cell-address="Sheet1.A6:Sheet1.A6" chart:class="chart:bar">
            <chart:data-point chart:repeated="3"/>
          </chart:series>
          <chart:series chart:style-name="ch14" chart:values-cell-range-address="Sheet1.B7:Sheet1.D7" chart:label-cell-address="Sheet1.A7:Sheet1.A7" chart:class="chart:bar">
            <chart:data-point chart:repeated="3"/>
          </chart:series>
          <chart:series chart:style-name="ch15" chart:values-cell-range-address="Sheet1.B8:Sheet1.D8" chart:label-cell-address="Sheet1.A8:Sheet1.A8" chart:class="chart:bar">
            <chart:data-point chart:repeated="3"/>
          </chart:series>
          <chart:series chart:style-name="ch16" chart:values-cell-range-address="Sheet1.B9:Sheet1.D9" chart:label-cell-address="Sheet1.A9:Sheet1.A9" chart:class="chart:bar">
            <chart:data-point chart:repeated="3"/>
          </chart:series>
          <chart:series chart:style-name="ch17" chart:values-cell-range-address="Sheet1.B10:Sheet1.D10" chart:label-cell-address="Sheet1.A10:Sheet1.A10" chart:class="chart:bar">
            <chart:data-point chart:repeated="3"/>
          </chart:series>
          <chart:series chart:style-name="ch18" chart:values-cell-range-address="Sheet1.B11:Sheet1.D11" chart:label-cell-address="Sheet1.A11:Sheet1.A11" chart:class="chart:bar">
            <chart:data-point chart:repeated="3"/>
          </chart:series>
          <chart:series chart:style-name="ch19" chart:values-cell-range-address="Sheet1.B12:Sheet1.D12" chart:label-cell-address="Sheet1.A12:Sheet1.A12" chart:class="chart:bar">
            <chart:data-point chart:repeated="3"/>
          </chart:series>
          <chart:series chart:style-name="ch20" chart:values-cell-range-address="Sheet1.B13:Sheet1.D13" chart:label-cell-address="Sheet1.A13:Sheet1.A13" chart:class="chart:bar">
            <chart:data-point chart:repeated="3"/>
          </chart:series>
          <chart:series chart:style-name="ch21" chart:values-cell-range-address="Sheet1.B14:Sheet1.D14" chart:label-cell-address="Sheet1.A14:Sheet1.A14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D3"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all-pairs-0</text:p>
              </table:table-cell>
              <table:table-cell office:value-type="float" office:value="275.821237">
                <text:p text:id="Sheet1.B4:Sheet1.D4">275.821237</text:p>
              </table:table-cell>
              <table:table-cell office:value-type="float" office:value="275.313206">
                <text:p>275.313206</text:p>
              </table:table-cell>
              <table:table-cell office:value-type="float" office:value="275.497217">
                <text:p>275.497217</text:p>
              </table:table-cell>
            </table:table-row>
            <table:table-row>
              <table:table-cell office:value-type="string">
                <text:p text:id="Sheet1.A5:Sheet1.A5">all-pairs-0-dense</text:p>
              </table:table-cell>
              <table:table-cell office:value-type="float" office:value="155.1977">
                <text:p text:id="Sheet1.B5:Sheet1.D5">155.1977</text:p>
              </table:table-cell>
              <table:table-cell office:value-type="float" office:value="154.197638">
                <text:p>154.197638</text:p>
              </table:table-cell>
              <table:table-cell office:value-type="float" office:value="155.753734">
                <text:p>155.753734</text:p>
              </table:table-cell>
            </table:table-row>
            <table:table-row>
              <table:table-cell office:value-type="string">
                <text:p text:id="Sheet1.A6:Sheet1.A6">all-pairs-1</text:p>
              </table:table-cell>
              <table:table-cell office:value-type="float" office:value="114.935183">
                <text:p text:id="Sheet1.B6:Sheet1.D6">114.935183</text:p>
              </table:table-cell>
              <table:table-cell office:value-type="float" office:value="100.690293">
                <text:p>100.690293</text:p>
              </table:table-cell>
              <table:table-cell office:value-type="float" office:value="89.041564">
                <text:p>89.041564</text:p>
              </table:table-cell>
            </table:table-row>
            <table:table-row>
              <table:table-cell office:value-type="string">
                <text:p text:id="Sheet1.A7:Sheet1.A7">all-pairs-2</text:p>
              </table:table-cell>
              <table:table-cell office:value-type="float" office:value="349.965872">
                <text:p text:id="Sheet1.B7:Sheet1.D7">349.965872</text:p>
              </table:table-cell>
              <table:table-cell office:value-type="float" office:value="298.762671">
                <text:p>298.762671</text:p>
              </table:table-cell>
              <table:table-cell office:value-type="float" office:value="255.183948">
                <text:p>255.183948</text:p>
              </table:table-cell>
            </table:table-row>
            <table:table-row>
              <table:table-cell office:value-type="string">
                <text:p text:id="Sheet1.A8:Sheet1.A8">all-pairs-0-remscore</text:p>
              </table:table-cell>
              <table:table-cell office:value-type="float" office:value="322.676166">
                <text:p text:id="Sheet1.B8:Sheet1.D8">322.676166</text:p>
              </table:table-cell>
              <table:table-cell office:value-type="float" office:value="321.984123">
                <text:p>321.984123</text:p>
              </table:table-cell>
              <table:table-cell office:value-type="float" office:value="322.068128">
                <text:p>322.068128</text:p>
              </table:table-cell>
            </table:table-row>
            <table:table-row>
              <table:table-cell office:value-type="string">
                <text:p text:id="Sheet1.A9:Sheet1.A9">all-pairs-0-minsize</text:p>
              </table:table-cell>
              <table:table-cell office:value-type="float" office:value="294.342395">
                <text:p text:id="Sheet1.B9:Sheet1.D9">294.342395</text:p>
              </table:table-cell>
              <table:table-cell office:value-type="float" office:value="293.362334">
                <text:p>293.362334</text:p>
              </table:table-cell>
              <table:table-cell office:value-type="float" office:value="292.922307">
                <text:p>292.922307</text:p>
              </table:table-cell>
            </table:table-row>
            <table:table-row>
              <table:table-cell office:value-type="string">
                <text:p text:id="Sheet1.A10:Sheet1.A10">all-pairs-1-remscore</text:p>
              </table:table-cell>
              <table:table-cell office:value-type="float" office:value="328.872553">
                <text:p text:id="Sheet1.B10:Sheet1.D10">328.872553</text:p>
              </table:table-cell>
              <table:table-cell office:value-type="float" office:value="323.592222">
                <text:p>323.592222</text:p>
              </table:table-cell>
              <table:table-cell office:value-type="float" office:value="322.068128">
                <text:p>322.068128</text:p>
              </table:table-cell>
            </table:table-row>
            <table:table-row>
              <table:table-cell office:value-type="string">
                <text:p text:id="Sheet1.A11:Sheet1.A11">all-pairs-1-upperbound</text:p>
              </table:table-cell>
              <table:table-cell office:value-type="float" office:value="356.230263">
                <text:p text:id="Sheet1.B11:Sheet1.D11">356.230263</text:p>
              </table:table-cell>
              <table:table-cell office:value-type="float" office:value="306.699168">
                <text:p>306.699168</text:p>
              </table:table-cell>
              <table:table-cell office:value-type="float" office:value="265.816613">
                <text:p>265.816613</text:p>
              </table:table-cell>
            </table:table-row>
            <table:table-row>
              <table:table-cell office:value-type="string">
                <text:p text:id="Sheet1.A12:Sheet1.A12">all-pairs-1-minsize</text:p>
              </table:table-cell>
              <table:table-cell office:value-type="float" office:value="122.367647">
                <text:p text:id="Sheet1.B12:Sheet1.D12">122.367647</text:p>
              </table:table-cell>
              <table:table-cell office:value-type="float" office:value="105.062566">
                <text:p>105.062566</text:p>
              </table:table-cell>
              <table:table-cell office:value-type="float" office:value="90.545659">
                <text:p>90.545659</text:p>
              </table:table-cell>
            </table:table-row>
            <table:table-row>
              <table:table-cell office:value-type="string">
                <text:p text:id="Sheet1.A13:Sheet1.A13">all-pairs-1-remscore-minsize</text:p>
              </table:table-cell>
              <table:table-cell office:value-type="float" office:value="127.639977">
                <text:p text:id="Sheet1.B13:Sheet1.D13">127.639977</text:p>
              </table:table-cell>
              <table:table-cell office:value-type="float" office:value="107.642727">
                <text:p>107.642727</text:p>
              </table:table-cell>
              <table:table-cell office:value-type="float" office:value="92.177761">
                <text:p>92.177761</text:p>
              </table:table-cell>
            </table:table-row>
            <table:table-row>
              <table:table-cell office:value-type="string">
                <text:p text:id="Sheet1.A14:Sheet1.A14">all-pairs-bruteforce</text:p>
              </table:table-cell>
              <table:table-cell office:value-type="float" office:value="211.001187">
                <text:p text:id="Sheet1.B14:Sheet1.D14">211.001187</text:p>
              </table:table-cell>
              <table:table-cell office:value-type="float" office:value="210.501155">
                <text:p>210.501155</text:p>
              </table:table-cell>
              <table:table-cell office:value-type="float" office:value="204.740794">
                <text:p>204.7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include-hidden-cells="false" chart:auto-position="true" chart:auto-size="true" chart:treat-empty-cells="leave-gap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5.505cm" svg:height="10.248cm" chart:class="chart:bar" chart:style-name="ch1">
        <chart:title svg:x="6.332cm" svg:y="0.205cm" chart:style-name="ch2">
          <text:p>Running Time</text:p>
        </chart:title>
        <chart:subtitle svg:x="6.814cm" svg:y="0.912cm" chart:style-name="ch3">
          <text:p>crawl.trunc</text:p>
        </chart:subtitle>
        <chart:legend chart:legend-position="end" svg:x="13.117cm" svg:y="3.827cm" chart:style-name="ch4"/>
        <chart:plot-area chart:style-name="ch5" table:cell-range-address="Sheet2.A3:Sheet2.G9" chart:data-source-has-labels="both" svg:x="0.419cm" svg:y="1.593cm" svg:width="12.389cm" svg:height="8.2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6.193cm" svg:y="9.469cm" chart:style-name="ch7">
              <text:p>Threshold</text:p>
            </chart:title>
            <chart:categories table:cell-range-address="Sheet2.B3:Sheet2.G3"/>
          </chart:axis>
          <chart:axis chart:dimension="y" chart:name="primary-y" chart:style-name="ch8">
            <chart:title svg:x="0.311cm" svg:y="6.173cm" chart:style-name="ch9">
              <text:p>Time (sec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2.B4:Sheet2.G4" chart:label-cell-address="Sheet2.A4:Sheet2.A4" chart:class="chart:bar">
            <chart:data-point chart:repeated="6"/>
          </chart:series>
          <chart:series chart:style-name="ch12" chart:values-cell-range-address="Sheet2.B5:Sheet2.G5" chart:label-cell-address="Sheet2.A5:Sheet2.A5" chart:class="chart:bar">
            <chart:data-point chart:repeated="6"/>
          </chart:series>
          <chart:series chart:style-name="ch13" chart:values-cell-range-address="Sheet2.B6:Sheet2.G6" chart:label-cell-address="Sheet2.A6:Sheet2.A6" chart:class="chart:bar">
            <chart:data-point chart:repeated="6"/>
          </chart:series>
          <chart:series chart:style-name="ch14" chart:values-cell-range-address="Sheet2.B7:Sheet2.G7" chart:label-cell-address="Sheet2.A7:Sheet2.A7" chart:class="chart:bar">
            <chart:data-point chart:repeated="6"/>
          </chart:series>
          <chart:series chart:style-name="ch15" chart:values-cell-range-address="Sheet2.B8:Sheet2.G8" chart:label-cell-address="Sheet2.A8:Sheet2.A8" chart:class="chart:bar">
            <chart:data-point chart:repeated="6"/>
          </chart:series>
          <chart:series chart:style-name="ch16" chart:values-cell-range-address="Sheet2.B9:Sheet2.G9" chart:label-cell-address="Sheet2.A9:Sheet2.A9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3:Sheet2.G3">0.85</text:p>
              </table:table-cell>
              <table:table-cell office:value-type="string">
                <text:p>0.9</text:p>
              </table:table-cell>
              <table:table-cell office:value-type="string">
                <text:p>0.9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2.A4:Sheet2.A4">All-pairs-0</text:p>
              </table:table-cell>
              <table:table-cell office:value-type="float" office:value="583.380785">
                <text:p text:id="Sheet2.B4:Sheet2.G4">583.380785</text:p>
              </table:table-cell>
              <table:table-cell office:value-type="float" office:value="588.638721">
                <text:p>588.638721</text:p>
              </table:table-cell>
              <table:table-cell office:value-type="float" office:value="584.12951">
                <text:p>584.12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5:Sheet2.A5">All-pairs-1</text:p>
              </table:table-cell>
              <table:table-cell office:value-type="float" office:value="432.718666">
                <text:p text:id="Sheet2.B5:Sheet2.G5">432.718666</text:p>
              </table:table-cell>
              <table:table-cell office:value-type="float" office:value="435.193241">
                <text:p>435.193241</text:p>
              </table:table-cell>
              <table:table-cell office:value-type="float" office:value="420.546227">
                <text:p>420.546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6:Sheet2.A6">All-pairs-2</text:p>
              </table:table-cell>
              <table:table-cell office:value-type="float" office:value="521.591161">
                <text:p text:id="Sheet2.B6:Sheet2.G6">521.591161</text:p>
              </table:table-cell>
              <table:table-cell office:value-type="float" office:value="503.895178">
                <text:p>503.895178</text:p>
              </table:table-cell>
              <table:table-cell office:value-type="float" office:value="492.795648">
                <text:p>492.795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7:Sheet2.A7">All-pairs-2a</text:p>
              </table:table-cell>
              <table:table-cell office:value-type="float" office:value="262.004162">
                <text:p text:id="Sheet2.B7:Sheet2.G7">262.004162</text:p>
              </table:table-cell>
              <table:table-cell office:value-type="float" office:value="250.605216">
                <text:p>250.605216</text:p>
              </table:table-cell>
              <table:table-cell office:value-type="float" office:value="247.522371">
                <text:p>247.522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8:Sheet2.A8">All-pairs-2b</text:p>
              </table:table-cell>
              <table:table-cell office:value-type="float" office:value="500.296317">
                <text:p text:id="Sheet2.B8:Sheet2.G8">500.296317</text:p>
              </table:table-cell>
              <table:table-cell office:value-type="float" office:value="489.025949">
                <text:p>489.025949</text:p>
              </table:table-cell>
              <table:table-cell office:value-type="float" office:value="480.227706">
                <text:p>480.227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9:Sheet2.A9">All-pairs-2c</text:p>
              </table:table-cell>
              <table:table-cell office:value-type="float" office:value="259.169306">
                <text:p text:id="Sheet2.B9:Sheet2.G9">259.169306</text:p>
              </table:table-cell>
              <table:table-cell office:value-type="float" office:value="252.15851">
                <text:p>252.15851</text:p>
              </table:table-cell>
              <table:table-cell office:value-type="float" office:value="244.142388">
                <text:p>244.1423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2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7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8" style:family="chart">
      <style:chart-properties chart:solid-type="cuboid"/>
      <style:graphic-properties draw:fill-color="#314004"/>
      <style:text-properties fo:font-size="6pt" style:font-size-asian="6pt" style:font-size-complex="6pt"/>
    </style:style>
    <style:style style:name="ch19" style:family="chart">
      <style:chart-properties chart:solid-type="cuboid"/>
      <style:graphic-properties draw:fill-color="#aecf00"/>
      <style:text-properties fo:font-size="6pt" style:font-size-asian="6pt" style:font-size-complex="6pt"/>
    </style:style>
    <style:style style:name="ch20" style:family="chart">
      <style:chart-properties chart:solid-type="cuboid"/>
      <style:graphic-properties draw:fill-color="#4b1f6f"/>
      <style:text-properties fo:font-size="6pt" style:font-size-asian="6pt" style:font-size-complex="6pt"/>
    </style:style>
    <style:style style:name="ch21" style:family="chart">
      <style:chart-properties chart:solid-type="cuboid"/>
      <style:graphic-properties draw:fill-color="#ff950e"/>
      <style:text-properties fo:font-size="6pt" style:font-size-asian="6pt" style:font-size-complex="6pt"/>
    </style:style>
    <style:style style:name="ch22" style:family="chart">
      <style:chart-properties chart:solid-type="cuboid"/>
      <style:graphic-properties draw:fill-color="#c5000b"/>
      <style:text-properties fo:font-size="6pt" style:font-size-asian="6pt" style:font-size-complex="6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draw:stroke="none" svg:stroke-color="#b3b3b3" draw:fill="solid" draw:fill-color="#cccccc"/>
    </style:style>
  </office:automatic-styles>
  <office:body>
    <office:chart>
      <chart:chart svg:width="20.564cm" svg:height="12.978cm" chart:class="chart:bar" chart:style-name="ch1">
        <chart:title svg:x="8.06cm" svg:y="0.261cm" chart:style-name="ch2">
          <text:p>Running Time</text:p>
        </chart:title>
        <chart:subtitle svg:x="8.3cm" svg:y="1.172cm" chart:style-name="ch3">
          <text:p>20 newsgroups</text:p>
        </chart:subtitle>
        <chart:legend chart:legend-position="end" svg:x="16.322cm" svg:y="4.28cm" chart:style-name="ch4"/>
        <chart:plot-area chart:style-name="ch5" table:cell-range-address="Sheet3.A1:Sheet3.D12" chart:data-source-has-labels="both" svg:x="0.514cm" svg:y="2.051cm" svg:width="15.853cm" svg:height="10.4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7.848cm" svg:y="11.978cm" chart:style-name="ch7">
              <text:p>Theshold</text:p>
            </chart:title>
            <chart:categories table:cell-range-address="Sheet3.B1:Sheet3.D1"/>
          </chart:axis>
          <chart:axis chart:dimension="y" chart:name="primary-y" chart:style-name="ch8">
            <chart:title svg:x="0.412cm" svg:y="7.865cm" chart:style-name="ch9">
              <text:p>Time (sec)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3.B2:Sheet3.D2" chart:label-cell-address="Sheet3.A2:Sheet3.A2" chart:class="chart:bar">
            <chart:data-point chart:repeated="3"/>
          </chart:series>
          <chart:series chart:style-name="ch13" chart:values-cell-range-address="Sheet3.B3:Sheet3.D3" chart:label-cell-address="Sheet3.A3:Sheet3.A3" chart:class="chart:bar">
            <chart:data-point chart:repeated="3"/>
          </chart:series>
          <chart:series chart:style-name="ch14" chart:values-cell-range-address="Sheet3.B4:Sheet3.D4" chart:label-cell-address="Sheet3.A4:Sheet3.A4" chart:class="chart:bar">
            <chart:data-point chart:repeated="3"/>
          </chart:series>
          <chart:series chart:style-name="ch15" chart:values-cell-range-address="Sheet3.B5:Sheet3.D5" chart:label-cell-address="Sheet3.A5:Sheet3.A5" chart:class="chart:bar">
            <chart:data-point chart:repeated="3"/>
          </chart:series>
          <chart:series chart:style-name="ch16" chart:values-cell-range-address="Sheet3.B6:Sheet3.D6" chart:label-cell-address="Sheet3.A6:Sheet3.A6" chart:class="chart:bar">
            <chart:data-point chart:repeated="3"/>
          </chart:series>
          <chart:series chart:style-name="ch17" chart:values-cell-range-address="Sheet3.B7:Sheet3.D7" chart:label-cell-address="Sheet3.A7:Sheet3.A7" chart:class="chart:bar">
            <chart:data-point chart:repeated="3"/>
          </chart:series>
          <chart:series chart:style-name="ch18" chart:values-cell-range-address="Sheet3.B8:Sheet3.D8" chart:label-cell-address="Sheet3.A8:Sheet3.A8" chart:class="chart:bar">
            <chart:data-point chart:repeated="3"/>
          </chart:series>
          <chart:series chart:style-name="ch19" chart:values-cell-range-address="Sheet3.B9:Sheet3.D9" chart:label-cell-address="Sheet3.A9:Sheet3.A9" chart:class="chart:bar">
            <chart:data-point chart:repeated="3"/>
          </chart:series>
          <chart:series chart:style-name="ch20" chart:values-cell-range-address="Sheet3.B10:Sheet3.D10" chart:label-cell-address="Sheet3.A10:Sheet3.A10" chart:class="chart:bar">
            <chart:data-point chart:repeated="3"/>
          </chart:series>
          <chart:series chart:style-name="ch21" chart:values-cell-range-address="Sheet3.B11:Sheet3.D11" chart:label-cell-address="Sheet3.A11:Sheet3.A11" chart:class="chart:bar">
            <chart:data-point chart:repeated="3"/>
          </chart:series>
          <chart:series chart:style-name="ch22" chart:values-cell-range-address="Sheet3.B12:Sheet3.D12" chart:label-cell-address="Sheet3.A12:Sheet3.A12" chart:class="chart:bar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B1:Sheet3.D1"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</table:table-row>
          </table:table-header-rows>
          <table:table-rows>
            <table:table-row>
              <table:table-cell office:value-type="string">
                <text:p text:id="Sheet3.A2:Sheet3.A2">all-pairs-0</text:p>
              </table:table-cell>
              <table:table-cell office:value-type="float" office:value="5147.35">
                <text:p text:id="Sheet3.B2:Sheet3.D2">5147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3:Sheet3.A3">all-pairs-0-dense</text:p>
              </table:table-cell>
              <table:table-cell office:value-type="float" office:value="2778.57">
                <text:p text:id="Sheet3.B3:Sheet3.D3">2778.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4:Sheet3.A4">all-pairs-1</text:p>
              </table:table-cell>
              <table:table-cell office:value-type="float" office:value="1340.3">
                <text:p text:id="Sheet3.B4:Sheet3.D4">134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5:Sheet3.A5">all-pairs-2</text:p>
              </table:table-cell>
              <table:table-cell office:value-type="float" office:value="2809.86">
                <text:p text:id="Sheet3.B5:Sheet3.D5">2809.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6:Sheet3.A6">all-pairs-0-remscore</text:p>
              </table:table-cell>
              <table:table-cell office:value-type="float" office:value="5819.7">
                <text:p text:id="Sheet3.B6:Sheet3.D6">5819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7:Sheet3.A7">all-pairs-0-minsize</text:p>
              </table:table-cell>
              <table:table-cell office:value-type="float" office:value="5718.59">
                <text:p text:id="Sheet3.B7:Sheet3.D7">5718.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8:Sheet3.A8">all-pairs-1-remscore</text:p>
              </table:table-cell>
              <table:table-cell office:value-type="float" office:value="5832.44">
                <text:p text:id="Sheet3.B8:Sheet3.D8">5832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9:Sheet3.A9">all-pairs-1-upperbound</text:p>
              </table:table-cell>
              <table:table-cell office:value-type="float" office:value="3168.45">
                <text:p text:id="Sheet3.B9:Sheet3.D9">3168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10:Sheet3.A10">all-pairs-1-minsize</text:p>
              </table:table-cell>
              <table:table-cell office:value-type="float" office:value="1386.83">
                <text:p text:id="Sheet3.B10:Sheet3.D10">1386.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11:Sheet3.A11">all-pairs-1-remscore-minsize</text:p>
              </table:table-cell>
              <table:table-cell office:value-type="float" office:value="1453.16">
                <text:p text:id="Sheet3.B11:Sheet3.D11">1453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3.A12:Sheet3.A12">all-pairs-bruteforce</text:p>
              </table:table-cell>
              <table:table-cell office:value-type="float" office:value="1973.48">
                <text:p text:id="Sheet3.B12:Sheet3.D12">1973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